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0bba98" officeooo:paragraph-rsid="000bba98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officeooo:rsid="000bba98" officeooo:paragraph-rsid="000bba98"/>
    </style:style>
    <style:style style:name="P3" style:family="paragraph" style:parent-style-name="Standard">
      <style:paragraph-properties fo:text-align="center" style:justify-single-word="false"/>
      <style:text-properties style:font-name="Calibri Light" fo:font-weight="bold" officeooo:rsid="000bba98" officeooo:paragraph-rsid="000bba98" style:font-weight-asian="bold" style:font-weight-complex="bold"/>
    </style:style>
    <style:style style:name="P4" style:family="paragraph" style:parent-style-name="Standard">
      <style:text-properties style:font-name="Calibri Light" fo:font-weight="bold" officeooo:rsid="000bba98" officeooo:paragraph-rsid="000bba98" style:font-weight-asian="bold" style:font-weight-complex="bold"/>
    </style:style>
    <style:style style:name="P5" style:family="paragraph" style:parent-style-name="Standard">
      <style:text-properties fo:color="#666666" loext:opacity="100%" style:font-name="Calibri Light" officeooo:paragraph-rsid="0013c9e9"/>
    </style:style>
    <style:style style:name="P6" style:family="paragraph" style:parent-style-name="Standard">
      <style:text-properties fo:color="#666666" loext:opacity="100%" style:font-name="Calibri Light" officeooo:paragraph-rsid="00148036"/>
    </style:style>
    <style:style style:name="P7" style:family="paragraph" style:parent-style-name="Standard">
      <style:text-properties fo:color="#000000" loext:opacity="100%" style:font-name="Calibri Light" officeooo:paragraph-rsid="0013c9e9"/>
    </style:style>
    <style:style style:name="P8" style:family="paragraph" style:parent-style-name="Standard">
      <style:text-properties fo:color="#000000" loext:opacity="100%" style:font-name="Calibri Light" officeooo:rsid="00148036" officeooo:paragraph-rsid="00148036"/>
    </style:style>
    <style:style style:name="P9" style:family="paragraph" style:parent-style-name="Standard">
      <style:text-properties fo:color="#000000" loext:opacity="100%" style:font-name="Calibri Light" officeooo:paragraph-rsid="00148036"/>
    </style:style>
    <style:style style:name="P10" style:family="paragraph" style:parent-style-name="Standard">
      <style:text-properties fo:color="#000000" loext:opacity="100%" officeooo:paragraph-rsid="00148036"/>
    </style:style>
    <style:style style:name="P11" style:family="paragraph" style:parent-style-name="Standard">
      <style:text-properties officeooo:paragraph-rsid="001480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036" style:font-weight-asian="bold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style:font-name="Calibri Light"/>
    </style:style>
    <style:style style:name="T6" style:family="text">
      <style:text-properties style:font-name="Calibri Light" fo:font-weight="bold" officeooo:rsid="00148036" style:font-weight-asian="bold" style:font-weight-complex="bold"/>
    </style:style>
    <style:style style:name="T7" style:family="text">
      <style:text-properties style:font-name="Calibri Light" officeooo:rsid="00148036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 style:font-name="Calibri Light"/>
    </style:style>
    <style:style style:name="T11" style:family="text">
      <style:text-properties fo:color="#000000" loext:opacity="100%" style:font-name="Calibri Light" officeooo:rsid="00148036"/>
    </style:style>
    <style:style style:name="T12" style:family="text">
      <style:text-properties fo:color="#000000" loext:opacity="100%" style:font-name="Calibri Light" fo:font-weight="bold" officeooo:rsid="00148036" style:font-weight-asian="bold" style:font-weight-complex="bold"/>
    </style:style>
    <style:style style:name="T13" style:family="text">
      <style:text-properties officeooo:rsid="001480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as SQL</text:p>
      <text:p text:style-name="P1"/>
      <text:p text:style-name="P1">Realiza las siguientes consultas SQL propuestas a la base de datos Netflix.</text:p>
      <text:p text:style-name="P1"/>
      <text:p text:style-name="P2"><text:span text:style-name="T3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oft-page-break/><text:span text:style-name="T9">Ejercicio 1.-</text:span><text:span text:style-name="T8"> Muestra el ID de las películas de género "acción", siempre y cuando el protagonista no haya nacido el mes de febrero.<text:line-break/></text:span><text:line-break/>SELECT P.ID<text:line-break/>FROM REPARTO AS R INNER JOIN PELICULAS AS P ON R.DNI=P.PROTAGONISTA<text:line-break/>WHERE P.GENERO="acción" AND MONTH(R.FECHA_NAC) != 2;<text:line-break/><text:line-break/><text:span text:style-name="T9">Ejercicio 2.-</text:span><text:span text:style-name="T8"> Muestra el nombre y apellido de los actores junto al número de películas en las que sean protagonistas. Ordena los resultados por la fecha de nacimiento de los actores.</text:span><text:line-break/><text:line-break/>select R.NOMBRE, R.APELLIDO, count(P.PROTAGONISTA)<text:line-break/>FROM REPARTO AS R INNER JOIN PELICULAS AS P ON R.DNI=P.PROTAGONISTA<text:line-break/>group by R.DNI<text:line-break/>order by R.FECHA_NAC;<text:line-break/><text:line-break/><text:span text:style-name="T9">Ejercicio 3.-</text:span><text:span text:style-name="T8"> Muestra el DNI de los actores que hayan nacido entre los años 1980 y 1985 (ambos incluidos) y tengan menos de 5 caracteres en su nombre.</text:span></text:p>
      <text:p text:style-name="P5"><text:line-break/>SELECT R.DNI<text:line-break/>FROM REPARTO AS R INNER JOIN PELICULAS AS P ON R.DNI=P.PROTAGONISTA<text:line-break/>WHERE (YEAR(R.FECHA_NAC) BETWEEN 1980 AND 1985) AND CHAR_LENGTH(R.NOMBRE)&lt;5;<text:line-break/><text:line-break/><text:span text:style-name="T9">Ejercicio 4.- </text:span><text:span text:style-name="T8">Muestra los nombres de los actores que tengan una letra "m" o dos letras "e" en su nombre, siempre y cuando no haya participado en una película rodada por Nuria, Tomás o Adrián. Haz que en el resultado no se muestren datos repetidos.</text:span><text:line-break/><text:line-break/>SELECT DISTINCT R.NOMBRE<text:line-break/>FROM REPARTO AS R INNER JOIN PELICULAS AS P ON R.DNI=P.PROTAGONISTA<text:line-break/>WHERE (R.NOMBRE LIKE "%m%" or R.NOMBRE LIKE "%e%e%") and p.director not in ("Nuria", "Tomás", "Adrián");</text:p>
      <text:p text:style-name="P5"/>
      <text:p text:style-name="P7"><text:span text:style-name="T1">Ejercicio 5.- </text:span>Muestra las películas que tengan un nombre compuesto, y junto a la fecha de nacimiento de sus protagonistas. Ordena los resultados por el número de caracteres del nombre de las películas (de menor a mayor). </text:p>
      <text:p text:style-name="P7"/>
      <text:p text:style-name="P5">SELECT P.*, R.FECHA_NAC<text:line-break/>FROM REPARTO AS R INNER JOIN PELICULAS AS P ON R.DNI=P.PROTAGONISTA<text:line-break/>ORDER BY CHAR_LENGTH(P.NOMBRE);</text:p>
      <text:p text:style-name="P7"/>
      <text:p text:style-name="P10"><text:span text:style-name="T6">Ejercicio 6.-</text:span><text:span text:style-name="T7"> Muestra todos los géneros de las películas junto a la media de duración de cada uno de ellos, siempre y cuando el género sea igual a Drama, Comedia o Acción.</text:span></text:p>
      <text:p text:style-name="P11"><text:span text:style-name="T11"><text:line-break/></text:span><text:span text:style-name="T5">SELECT P.GENERO, AVG(DURACION)<text:line-break/>FROM REPARTO AS R INNER JOIN PELICULAS AS P ON R.DNI=P.PROTAGONISTA<text:line-break/>WHERE P.GENERO IN ("DRAMA", "COMEDIA", "ACCION")<text:line-break/>GROUP BY P.GENERO;</text:span></text:p>
      <text:p text:style-name="P8"/>
      <text:p text:style-name="P11"><text:span text:style-name="T12">Ejercicio 7.- </text:span><text:span text:style-name="T11">Muestra el nombre del diretor junto al nombre del protagonista de su película, en dos columnas llamadas DIRECTOR y PROTAGONISTA, siempre y cuando el nombre del protagonosta termine por una vocal. Ordena el resultado por la nota media de las películas de cada director (de menor a mayor).<text:line-break/></text:span><text:soft-page-break/><text:span text:style-name="T11"><text:line-break/></text:span><text:span text:style-name="T5">SELECT P.NOMBRE AS DIRECTOR, R.NOMBRE AS PROTAGONISTA<text:line-break/>FROM REPARTO AS R INNER JOIN PELICULAS AS P ON R.DNI=P.PROTAGONISTA<text:line-break/>WHERE R.NOMBRE LIKE "%a" or R.NOMBRE LIKE "%e" or R.NOMBRE LIKE "%i" or R.NOMBRE LIKE "%o" or R.NOMBRE LIKE "%u"<text:line-break/>ORDER BY P.NOTA;</text:span></text:p>
      <text:p text:style-name="P8"/>
      <text:p text:style-name="P8"><text:span text:style-name="T1">Ejercicio 8.- </text:span>Muestra nombre de las películas junto con su duración en segundos, y junto con su nota sobre 100 (en vez de sobre 10).</text:p>
      <text:p text:style-name="P8"/>
      <text:p text:style-name="P6">SELECT P.NOMBRE, P.DURACION*60, P.NOTA*10<text:line-break/>FROM REPARTO AS R INNER JOIN PELICULAS AS P ON R.DNI=P.PROTAGONISTA;</text:p>
      <text:p text:style-name="P8"/>
      <text:p text:style-name="P8"><text:span text:style-name="T1">Ejercicio 9.- </text:span>Muestra el número total de peliculas en la tabla Películas, junto con el número total de Actores en la tabla Reparto. Muestra los resultados en dos tablas llamadas NUM_PROTAGONISTAS y NUM_PELICULAS.</text:p>
      <text:p text:style-name="P8"/>
      <text:p text:style-name="P6">SELECT DISTINCT (SELECT COUNT(R.DNI) FROM REPARTO AS R) AS NUM_PROTAGONISTA, (SELECT COUNT(P.ID) FROM PELICULAS AS P) AS NUM_PELICULAS</text:p>
      <text:p text:style-name="P6">FROM REPARTO AS R INNER JOIN PELICULAS AS P ON R.DNI=P.PROTAGONISTA;</text:p>
      <text:p text:style-name="P9"/>
      <text:p text:style-name="P11"><text:span text:style-name="T12">Ejercicio 10.- </text:span><text:span text:style-name="T10">Muestra el nombre y apellido de los actores junto a la nota con menor puntuación que hayan rodado. El nombre de la película debe tener menos caractéres que la nota de la propia película.<text:line-break/><text:line-break/></text:span><text:span text:style-name="T5">SELECT R.NOMBRE, R.APELLIDO, MIN(P.NOTA)<text:line-break/>FROM REPARTO AS R INNER JOIN PELICULAS AS P ON R.DNI=P.PROTAGONISTA<text:line-break/>WHERE CHAR_LENGTH(P.NOMBRE) &lt; P.NOTA</text:span></text:p>
      <text:p text:style-name="P6">GROUP BY R.DNI;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14:23:50.004000000</meta:creation-date>
    <dc:date>2024-01-17T08:45:57.703000000</dc:date>
    <meta:editing-duration>PT2H12M45S</meta:editing-duration>
    <meta:editing-cycles>10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17" meta:word-count="760" meta:character-count="5066" meta:non-whitespace-character-count="4267"/>
  </office:meta>
</office:document-meta>
</file>